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bff9a" officeooo:paragraph-rsid="000bff9a" style:font-weight-asian="bold" style:font-weight-complex="bold"/>
    </style:style>
    <style:style style:name="P2" style:family="paragraph" style:parent-style-name="Standard">
      <style:paragraph-properties fo:text-align="center" style:justify-single-word="false"/>
      <style:text-properties fo:font-weight="normal" officeooo:rsid="000bff9a" officeooo:paragraph-rsid="000bff9a" style:font-weight-asian="normal" style:font-weight-complex="normal"/>
    </style:style>
    <style:style style:name="P3" style:family="paragraph" style:parent-style-name="Standard">
      <style:paragraph-properties fo:text-align="justify" style:justify-single-word="false"/>
      <style:text-properties fo:language="en" fo:country="US" fo:font-weight="normal" officeooo:rsid="0012703e" officeooo:paragraph-rsid="000bff9a" style:font-weight-asian="normal" style:font-weight-complex="normal"/>
    </style:style>
    <style:style style:name="P4" style:family="paragraph" style:parent-style-name="Standard">
      <style:paragraph-properties fo:text-align="justify" style:justify-single-word="false"/>
      <style:text-properties fo:language="en" fo:country="US" officeooo:rsid="00113cc0" officeooo:paragraph-rsid="000bff9a"/>
    </style:style>
    <style:style style:name="P5" style:family="paragraph" style:parent-style-name="Standard">
      <style:paragraph-properties fo:text-align="justify" style:justify-single-word="false"/>
      <style:text-properties fo:language="en" fo:country="US" officeooo:rsid="0012703e" officeooo:paragraph-rsid="000bff9a"/>
    </style:style>
    <style:style style:name="P6" style:family="paragraph" style:parent-style-name="Standard">
      <style:paragraph-properties fo:text-align="center" style:justify-single-word="false"/>
      <style:text-properties fo:font-size="14pt" officeooo:rsid="000bff9a" officeooo:paragraph-rsid="000bff9a" style:font-size-asian="14pt" style:font-size-complex="14pt"/>
    </style:style>
    <style:style style:name="P7" style:family="paragraph" style:parent-style-name="Standard">
      <style:paragraph-properties fo:text-align="justify" style:justify-single-word="false"/>
      <style:text-properties officeooo:paragraph-rsid="000bff9a"/>
    </style:style>
    <style:style style:name="T1" style:family="text">
      <style:text-properties officeooo:rsid="00192686"/>
    </style:style>
    <style:style style:name="T2" style:family="text">
      <style:text-properties officeooo:rsid="001a541c"/>
    </style:style>
    <style:style style:name="T3" style:family="text">
      <style:text-properties officeooo:rsid="0013bc8e"/>
    </style:style>
    <style:style style:name="T4" style:family="text">
      <style:text-properties officeooo:rsid="0016472a"/>
    </style:style>
    <style:style style:name="T5" style:family="text">
      <style:text-properties fo:font-size="14pt" style:font-size-asian="14pt" style:font-size-complex="14pt"/>
    </style:style>
    <style:style style:name="T6" style:family="text">
      <style:text-properties style:font-name="monospace" fo:font-size="10.5pt"/>
    </style:style>
    <style:style style:name="T7" style:family="text">
      <style:text-properties fo:language="en" fo:country="US" officeooo:rsid="00113cc0"/>
    </style:style>
    <style:style style:name="T8" style:family="text">
      <style:text-properties fo:language="en" fo:country="US" officeooo:rsid="0012703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Human Computer Interaction</text:p>
      <text:p text:style-name="P6">Lab Class #2</text:p>
      <text:p text:style-name="P1"/>
      <text:p text:style-name="P2">João Pedro Dias</text:p>
      <text:p text:style-name="P2">nº 42055</text:p>
      <text:p text:style-name="P2"/>
      <text:p text:style-name="P1"><text:span text:style-name="T5">The Computer</text:span></text:p>
      <text:p text:style-name="P2"/>
      <text:p text:style-name="P7"><text:span text:style-name="T7">3. </text:span><text:span text:style-name="T6">Consider the following scenario: “Word processor for blind people” and choose a suitable combination of input and output devices to best support the intended interaction. It may help to identify typical users or classes of user, and identify how the devices chosen support these people in their tasks. Explain the major problems that the input and output devices solve.</text:span></text:p>
      <text:p text:style-name="P7"><text:span text:style-name="T6"/></text:p>
      <text:p text:style-name="P4"><text:tab/>Since blind people can’t use the regular keyboard and monitor, this devices must be replaced by others that do the same but in a more accessible way. For instance to solve the keyboard problem we can replace the characters that are written in the keys by braille 3D characters. <text:span text:style-name="T2">Voice recognition can also be a way to solve the input problem since it relies only on the users voice.</text:span></text:p>
      <text:p text:style-name="P4"><text:span text:style-name="T2"><text:tab/>The output problem would need to be fixed replacing the usual monitor with a device that would appeal only to the hearing sense. For instance if a blind people is using this devices it would need a immediately feedback with sounds from the device for every action that was completed.</text:span></text:p>
      <text:p text:style-name="P4"/>
      <text:p text:style-name="P7"><text:span text:style-name="T8">4. </text:span><text:span text:style-name="T6">Describe Fitts' Law (see chapter 1). How does Fitts' Law change for different physical selection devices, such as a 3-button mouse, a touchpad, or a pen/stylus?</text:span></text:p>
      <text:p text:style-name="P7"><text:span text:style-name="T6"/></text:p>
      <text:p text:style-name="P5"><text:span text:style-name="T3"><text:tab/>Fitts’ Law predicts the time that it takes for a human to move from a initial position into a destination area. This law is most used in the study of human-computer interaction especially in the case of using a pointing device in a computer monitor to virtually touch an object.</text:span></text:p>
      <text:p text:style-name="P5"><text:tab/><text:span text:style-name="T4">For a 3-button mouse that law has to change in order to increase the time that it takes to click the correct button from the three available. In a touchpad the friction of the users fingers must also be taken into account, because it can differ from touchpad to touchpad.</text:span></text:p>
      <text:p text:style-name="P3"><text:tab/><text:span text:style-name="T1">So we can say that the Fitts’ Law changes from device to device because each device has a way to be handle that can take more or less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0T12:00:56.477227286</meta:creation-date>
    <dc:date>2019-03-10T12:23:36.580366537</dc:date>
    <meta:editing-duration>PT46S</meta:editing-duration>
    <meta:editing-cycles>1</meta:editing-cycles>
    <meta:document-statistic meta:table-count="0" meta:image-count="0" meta:object-count="0" meta:page-count="1" meta:paragraph-count="12" meta:word-count="348" meta:character-count="1965" meta:non-whitespace-character-count="1624"/>
    <meta:generator>LibreOffice/6.0.7.3$Linux_X86_64 LibreOffice_project/00m0$Build-3</meta:generator>
  </office:meta>
</office:document-meta>
</file>